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5cb09c"/>
    </style:style>
    <style:style style:name="P8" style:family="paragraph" style:parent-style-name="Text_20_body">
      <style:text-properties officeooo:rsid="00552f1e" officeooo:paragraph-rsid="005bdc15"/>
    </style:style>
    <style:style style:name="P9" style:family="paragraph" style:parent-style-name="Text_20_body" style:list-style-name="L4">
      <style:text-properties officeooo:rsid="00552f1e" officeooo:paragraph-rsid="005bdc15"/>
    </style:style>
    <style:style style:name="P10" style:family="paragraph" style:parent-style-name="Text_20_body">
      <style:text-properties officeooo:rsid="005edef3" officeooo:paragraph-rsid="005bdc15"/>
    </style:style>
    <style:style style:name="P11" style:family="paragraph" style:parent-style-name="Text_20_body" style:list-style-name="L3">
      <style:text-properties officeooo:rsid="005edef3" officeooo:paragraph-rsid="005bdc15"/>
    </style:style>
    <style:style style:name="P12" style:family="paragraph" style:parent-style-name="Text_20_body">
      <style:text-properties officeooo:rsid="005dab6b" officeooo:paragraph-rsid="005bdc15"/>
    </style:style>
    <style:style style:name="P13" style:family="paragraph" style:parent-style-name="Text_20_body" style:list-style-name="L1">
      <style:text-properties officeooo:rsid="006403f5" officeooo:paragraph-rsid="005bdc15"/>
    </style:style>
    <style:style style:name="P14" style:family="paragraph" style:parent-style-name="Text_20_body" style:list-style-name="L1">
      <style:text-properties officeooo:rsid="005e365e" officeooo:paragraph-rsid="005bdc15"/>
    </style:style>
    <style:style style:name="P15" style:family="paragraph" style:parent-style-name="Text_20_body" style:list-style-name="L3">
      <style:text-properties officeooo:rsid="005e365e" officeooo:paragraph-rsid="005bdc15"/>
    </style:style>
    <style:style style:name="P16" style:family="paragraph" style:parent-style-name="Text_20_body" style:list-style-name="L1">
      <style:text-properties officeooo:rsid="00607a95" officeooo:paragraph-rsid="005bdc15"/>
    </style:style>
    <style:style style:name="P17" style:family="paragraph" style:parent-style-name="Text_20_body">
      <style:text-properties officeooo:rsid="00607a95" officeooo:paragraph-rsid="005be990"/>
    </style:style>
    <style:style style:name="P18" style:family="paragraph" style:parent-style-name="Text_20_body">
      <style:text-properties officeooo:paragraph-rsid="005be990"/>
    </style:style>
    <style:style style:name="P19" style:family="paragraph" style:parent-style-name="Text_20_body">
      <style:text-properties officeooo:rsid="0061d451" officeooo:paragraph-rsid="005be990"/>
    </style:style>
    <style:style style:name="P20" style:family="paragraph" style:parent-style-name="Text_20_body">
      <style:text-properties officeooo:rsid="00624410" officeooo:paragraph-rsid="005cb09c"/>
    </style:style>
    <style:style style:name="P21" style:family="paragraph" style:parent-style-name="Text_20_body">
      <style:text-properties officeooo:rsid="00585851" officeooo:paragraph-rsid="005cb09c"/>
    </style:style>
    <style:style style:name="P22" style:family="paragraph" style:parent-style-name="Text_20_body">
      <style:text-properties officeooo:rsid="0065aef3" officeooo:paragraph-rsid="005cb09c"/>
    </style:style>
    <style:style style:name="P23" style:family="paragraph" style:parent-style-name="DocHeading2">
      <style:text-properties officeooo:rsid="00552f1e" officeooo:paragraph-rsid="00552f1e"/>
    </style:style>
    <style:style style:name="P24" style:family="paragraph" style:parent-style-name="DocHeading2">
      <style:text-properties officeooo:rsid="00585851" officeooo:paragraph-rsid="00585851"/>
    </style:style>
    <style:style style:name="P25" style:family="paragraph" style:parent-style-name="DocHeading2">
      <style:text-properties officeooo:paragraph-rsid="005bdc15"/>
    </style:style>
    <style:style style:name="P26" style:family="paragraph" style:parent-style-name="DocHeading2">
      <style:text-properties officeooo:paragraph-rsid="005be990"/>
    </style:style>
    <style:style style:name="P27" style:family="paragraph" style:parent-style-name="DocHeading1">
      <style:text-properties officeooo:rsid="00552f1e" officeooo:paragraph-rsid="00552f1e"/>
    </style:style>
    <style:style style:name="P28" style:family="paragraph" style:parent-style-name="DocHeading1">
      <style:text-properties officeooo:rsid="0057c3fb" officeooo:paragraph-rsid="0057c3fb"/>
    </style:style>
    <style:style style:name="P29" style:family="paragraph" style:parent-style-name="DocHeading1">
      <style:text-properties officeooo:rsid="00585851" officeooo:paragraph-rsid="00585851"/>
    </style:style>
    <style:style style:name="P30" style:family="paragraph" style:parent-style-name="DocHeading3">
      <style:text-properties officeooo:rsid="00597de7" officeooo:paragraph-rsid="00597de7"/>
    </style:style>
    <style:style style:name="P31" style:family="paragraph" style:parent-style-name="DocText">
      <style:text-properties officeooo:paragraph-rsid="005be990"/>
    </style:style>
    <style:style style:name="P32" style:family="paragraph" style:parent-style-name="DocText">
      <style:text-properties officeooo:paragraph-rsid="005cb09c"/>
    </style:style>
    <style:style style:name="P33" style:family="paragraph" style:parent-style-name="DocEquation">
      <style:text-properties officeooo:paragraph-rsid="005bdc15"/>
    </style:style>
    <style:style style:name="P34" style:family="paragraph" style:parent-style-name="DocEquation">
      <style:text-properties officeooo:paragraph-rsid="005be990"/>
    </style:style>
    <style:style style:name="P35" style:family="paragraph" style:parent-style-name="DocEquation">
      <style:text-properties officeooo:paragraph-rsid="005cb09c"/>
    </style:style>
    <style:style style:name="P3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37" style:family="paragraph" style:parent-style-name="DocWarning">
      <style:text-properties style:text-position="0% 100%" style:font-name="Garamond" officeooo:rsid="00607c83" officeooo:paragraph-rsid="005bdc15"/>
    </style:style>
    <style:style style:name="P38" style:family="paragraph" style:parent-style-name="DocNote">
      <style:text-properties officeooo:paragraph-rsid="005bdc15"/>
    </style:style>
    <style:style style:name="P39" style:family="paragraph" style:parent-style-name="DocVariableDef">
      <style:text-properties officeooo:rsid="005edef3" officeooo:paragraph-rsid="005bdc15"/>
    </style:style>
    <style:style style:name="P40" style:family="paragraph" style:parent-style-name="DocVariableDef">
      <style:text-properties officeooo:rsid="005edef3" officeooo:paragraph-rsid="005cb09c"/>
    </style:style>
    <style:style style:name="P41" style:family="paragraph" style:parent-style-name="DocVariableDef">
      <style:text-properties officeooo:paragraph-rsid="005be990"/>
    </style:style>
    <style:style style:name="P42" style:family="paragraph" style:parent-style-name="DocVariableDef">
      <style:text-properties officeooo:rsid="0065eb3d" officeooo:paragraph-rsid="005cb09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bdc15"/>
    </style:style>
    <style:style style:name="T8" style:family="text">
      <style:text-properties style:text-position="super 58%" officeooo:rsid="005bdc15"/>
    </style:style>
    <style:style style:name="T9" style:family="text">
      <style:text-properties style:text-position="super 58%" officeooo:rsid="005be990"/>
    </style:style>
    <style:style style:name="T10" style:family="text">
      <style:text-properties style:text-position="super 58%" officeooo:rsid="005cb09c"/>
    </style:style>
    <style:style style:name="T11" style:family="text">
      <style:text-properties style:text-position="0% 100%" officeooo:rsid="005bdc15"/>
    </style:style>
    <style:style style:name="T12" style:family="text">
      <style:text-properties style:text-position="0% 100%" officeooo:rsid="005be990"/>
    </style:style>
    <style:style style:name="T13" style:family="text">
      <style:text-properties style:text-position="0% 100%" style:font-name="Garamond" officeooo:rsid="00607c83"/>
    </style:style>
    <style:style style:name="T14" style:family="text">
      <style:text-properties style:text-position="0% 100%" style:font-name="Garamond" officeooo:rsid="00674fc4"/>
    </style:style>
    <style:style style:name="T15" style:family="text">
      <style:text-properties style:text-position="0% 100%" style:font-name="Garamond" officeooo:rsid="005be990"/>
    </style:style>
    <style:style style:name="T16" style:family="text">
      <style:text-properties style:text-position="0% 100%" style:font-name="Garamond" officeooo:rsid="00624410"/>
    </style:style>
    <style:style style:name="T17" style:family="text">
      <style:text-properties style:text-position="0% 100%" style:font-name="Garamond" officeooo:rsid="005cb09c"/>
    </style:style>
    <style:style style:name="T18" style:family="text">
      <style:text-properties style:text-position="0% 100%" style:font-name="Garamond" officeooo:rsid="00644f63"/>
    </style:style>
    <style:style style:name="T19" style:family="text">
      <style:text-properties style:text-position="0% 100%" style:font-name="Garamond" officeooo:rsid="0065aef3"/>
    </style:style>
    <style:style style:name="T20" style:family="text">
      <style:text-properties style:text-position="0% 100%" style:font-name="Garamond" officeooo:rsid="006fc600"/>
    </style:style>
    <style:style style:name="T21" style:family="text">
      <style:text-properties style:text-position="0% 100%" style:font-name="Garamond" officeooo:rsid="0072e5bd"/>
    </style:style>
    <style:style style:name="T22" style:family="text">
      <style:text-properties style:text-position="0% 100%" style:font-name="Garamond" officeooo:rsid="007066c8"/>
    </style:style>
    <style:style style:name="T23" style:family="text">
      <style:text-properties style:text-position="0% 100%" style:font-name="Garamond1" officeooo:rsid="0065aef3"/>
    </style:style>
    <style:style style:name="T24" style:family="text">
      <style:text-properties style:text-position="0% 100%" officeooo:rsid="005cb09c"/>
    </style:style>
    <style:style style:name="T25" style:family="text">
      <style:text-properties officeooo:rsid="005edef3"/>
    </style:style>
    <style:style style:name="T26" style:family="text">
      <style:text-properties officeooo:rsid="005e365e"/>
    </style:style>
    <style:style style:name="T27" style:family="text">
      <style:text-properties style:text-position="sub 58%" officeooo:rsid="005be990"/>
    </style:style>
    <style:style style:name="T28" style:family="text">
      <style:text-properties style:text-position="sub 58%" style:font-name="Garamond" officeooo:rsid="00624410"/>
    </style:style>
    <style:style style:name="T29" style:family="text">
      <style:text-properties style:text-position="sub 58%" style:font-name="Garamond" officeooo:rsid="005cb09c"/>
    </style:style>
    <style:style style:name="T30" style:family="text">
      <style:text-properties style:text-position="sub 58%" style:font-name="Garamond" officeooo:rsid="0065aef3"/>
    </style:style>
    <style:style style:name="T31" style:family="text">
      <style:text-properties officeooo:rsid="005be990"/>
    </style:style>
    <style:style style:name="T32" style:family="text">
      <style:text-properties officeooo:rsid="00624410"/>
    </style:style>
    <style:style style:name="T33" style:family="text">
      <style:text-properties officeooo:rsid="00683a7c"/>
    </style:style>
    <style:style style:name="T34" style:family="text">
      <style:text-properties officeooo:rsid="005cb09c"/>
    </style:style>
    <style:style style:name="T35" style:family="text">
      <style:text-properties style:font-name="Garamond1" officeooo:rsid="00624410"/>
    </style:style>
    <style:style style:name="T36" style:family="text">
      <style:text-properties officeooo:rsid="0065aef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6"><text:title>Body Static Acceleration</text:title></text:p>
      <text:h text:style-name="P27" text:outline-level="1">Result</text:h>
      <text:p text:style-name="P8"><text:span text:style-name="T7">This output provides information about the body static acceleration. <text:s/>The body static acceleration results from static gravity. <text:s/>Normally, static gravity pulls vertically down, in a global coordinate system. <text:s/>However, the rotational motions of the body mean that during the extreme of the motion, static gravity has strong sideways components in the body coordinate system. <text:s/>The exact magnitude of sideways component depends on the amplitude of the body rotation motions. <text:s/>These motions depend on wave frequency.</text:span></text:p>
      <text:p text:style-name="P8"><text:span text:style-name="T7">The output provides variation of the acceleration due to static gravity as a sideways component. <text:s/>This may be combined with local acceleration values to obtain the total design acceleration at a given point on the body. <text:s/>All measurements are in the body coordinate system.</text:span></text:p>
      <text:h text:style-name="P23" text:outline-level="2">Units of Measurement</text:h>
      <text:p text:style-name="P8"><text:span text:style-name="T7">The units of static acceleration are meters per second squared (m/s</text:span><text:span text:style-name="T8">2</text:span><text:span text:style-name="T11">).</text:span></text:p>
      <text:p text:style-name="P12"><draw:frame draw:style-name="fr1" draw:name="Object1" text:anchor-type="as-char" svg:width="0.8819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3"><text:span text:style-name="T25">Equation </text:span><text:span text:style-name="T25"><text:sequence text:ref-name="refEquation0" text:name="Equation" text:formula="ooow:Equation+1" style:num-format="1">1.1</text:sequence></text:span></text:p>
      <text:p text:style-name="P39">Variables:</text:p>
      <text:p text:style-name="P39"><text:span text:style-name="T26">m</text:span> = <text:tab/><text:span text:style-name="T26">Units of meters (m).</text:span></text:p>
      <text:p text:style-name="P39"><text:span text:style-name="T11">s = <text:tab/>Units of seconds (s).</text:span></text:p>
      <text:h text:style-name="P27" text:outline-level="1">Assumptions / <text:span text:style-name="T4">Limitations</text:span></text:h>
      <text:p text:style-name="P8"><text:span text:style-name="T7">This output makes the following assumptions.</text:span></text:p>
      <text:list xml:id="list644344417" text:style-name="L1">
        <text:list-item>
          <text:p text:style-name="P14">This outputs assumes rigid body motion.</text:p>
        </text:list-item>
        <text:list-item>
          <text:p text:style-name="P14">This output assumes an oscillatory motion at a steady state value. <text:s/>Transient effects are ignored.</text:p>
        </text:list-item>
        <text:list-item>
          <text:p text:style-name="P16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  </text:list-item>
        <text:list-item>
          <text:p text:style-name="P13">Body motions are defined from the origin of the body coordinate system.</text:p>
        </text:list-item>
        <text:list-item>
          <text:p text:style-name="P13"><text:span text:style-name="T7">Normal earth gravity is assumed to be 9.8065 m/s</text:span><text:span text:style-name="T8">2</text:span><text:span text:style-name="T11">, directed vertically down (negative Z-axis in the global coordinate system.)</text:span></text:p>
        </text:list-item>
      </text:list>
      <text:h text:style-name="P28" text:outline-level="1"><text:soft-page-break/><text:span text:style-name="T3">Variable</text:span> Dependencies</text:h>
      <text:p text:style-name="P10">This output depends on the following variables.</text:p>
      <text:list xml:id="list16385261531" text:style-name="L3">
        <text:list-item>
          <text:p text:style-name="P11">Body encounter frequency.</text:p>
        </text:list-item>
        <text:list-item>
          <text:p text:style-name="P11">Global wave direction.</text:p>
        </text:list-item>
        <text:list-item>
          <text:p text:style-name="P11">Body heading.</text:p>
        </text:list-item>
        <text:list-item>
          <text:p text:style-name="P11">All the body input forces</text:p>
        </text:list-item>
        <text:list-item>
          <text:p text:style-name="P11">Global wave spectrum</text:p>
        </text:list-item>
        <text:list-item>
          <text:p text:style-name="P15"><text:span text:style-name="T3">Position specified for the local solution.</text:span></text:p>
        </text:list-item>
      </text:list>
      <text:h text:style-name="P27" text:outline-level="1">Derivation</text:h>
      <text:p text:style-name="P8"><text:span text:style-name="T7">The static acceleration has three components:</text:span></text:p>
      <text:list xml:id="list2152403926" text:style-name="L4">
        <text:list-item>
          <text:p text:style-name="P9"><text:span text:style-name="T7">X-axis component, body coordinate system.</text:span></text:p>
        </text:list-item>
        <text:list-item>
          <text:p text:style-name="P9"><text:span text:style-name="T7">Y-axis component, body coordinate system.</text:span></text:p>
        </text:list-item>
        <text:list-item>
          <text:p text:style-name="P9"><text:span text:style-name="T7">Z-axis component, body coordinate system.</text:span></text:p>
        </text:list-item>
      </text:list>
      <text:p text:style-name="P8"><text:span text:style-name="T7">The X-axis and Y-axis components report the maximum static acceleration, from the extreme of ship rotation. <text:s/>The Z-axis component reports the minimum static acceleration, also from the extreme of ship acceleration. <text:s/>The following derivations demonstrate this.</text:span></text:p>
      <text:h text:style-name="P25" text:outline-level="2"><text:span text:style-name="T7">X-axis Static Acceleration</text:span></text:h>
      <text:p text:style-name="P18"><text:span text:style-name="T31">The X-axis static acceleration originates from body pitch motion, rotation about the Y-axis, body coordinate system. (</text:span><text:span text:style-name="T31"><text:sequence-ref text:reference-format="category-and-value" text:ref-name="refEquation1">Equation 4.1</text:sequence-ref></text:span><text:span text:style-name="T31">) </text:span></text:p>
      <text:p text:style-name="P18"><text:span text:style-name="T31"><draw:frame draw:style-name="fr2" draw:name="Object3" text:anchor-type="as-char" svg:width="1.2484in" svg:height="0.2563in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DocEquation"><text:span text:style-name="T31">Equation </text:span><text:span text:style-name="T31"><text:sequence text:ref-name="refEquation1" text:name="Equation" text:formula="ooow:Equation+1" style:num-format="1">4.1</text:sequence></text:span></text:p>
      <text:p text:style-name="DocVariableDef"><text:span text:style-name="T31">Variables:</text:span></text:p>
      <text:p text:style-name="DocVariableDef"><text:span text:style-name="T31">g = <text:tab/>Static acceleration due to Earth gravity (9.8065 m/s</text:span><text:span text:style-name="T9">2</text:span><text:span text:style-name="T12">).</text:span></text:p>
      <text:p text:style-name="DocVariableDef"><text:span text:style-name="T12">X</text:span><text:span text:style-name="T27">5</text:span><text:span text:style-name="T12"> = <text:tab/>Amplitude of body motion variable, index 5 (pitch motion).</text:span></text:p>
      <text:p text:style-name="DocVariableDef"><text:span text:style-name="T12">underline notation denotes a complex number.</text:span></text:p>
      <text:p text:style-name="DocText"><text:span text:style-name="T12"/></text:p>
      <text:h text:style-name="P26" text:outline-level="2"><text:span text:style-name="T31">Y</text:span><text:span text:style-name="T7">-axis Static Acceleration</text:span></text:h>
      <text:p text:style-name="P18"><text:span text:style-name="T31">The Y-axis static acceleration originates from body roll motion, rotation about the X-axis, body coordinate system. (</text:span><text:span text:style-name="T31"><text:sequence-ref text:reference-format="category-and-value" text:ref-name="refEquation2">Equation 4.2</text:sequence-ref></text:span><text:span text:style-name="T31">)</text:span></text:p>
      <text:p text:style-name="P18"><text:soft-page-break/><text:span text:style-name="T31"><draw:frame draw:style-name="fr2" draw:name="Object2" text:anchor-type="as-char" svg:width="1.3811in" svg:height="0.257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4"><text:span text:style-name="T31">Equation </text:span><text:span text:style-name="T31"><text:sequence text:ref-name="refEquation2" text:name="Equation" text:formula="ooow:Equation+1" style:num-format="1">4.2</text:sequence></text:span></text:p>
      <text:p text:style-name="P41"><text:span text:style-name="T31">Variables:</text:span></text:p>
      <text:p text:style-name="P41"><text:span text:style-name="T31">g = <text:tab/>Static acceleration due to Earth gravity (9.8065 m/s</text:span><text:span text:style-name="T9">2</text:span><text:span text:style-name="T12">).</text:span></text:p>
      <text:p text:style-name="P41"><text:span text:style-name="T12">X</text:span><text:span text:style-name="T27">4</text:span><text:span text:style-name="T12"> = <text:tab/>Amplitude of body motion variable, index 4 (roll motion).</text:span></text:p>
      <text:p text:style-name="P41"><text:span text:style-name="T12">underline notation denotes a complex number.</text:span></text:p>
      <text:p text:style-name="P31"><text:span text:style-name="T12"/></text:p>
      <text:h text:style-name="P26" text:outline-level="2"><text:span text:style-name="T31">Z</text:span><text:span text:style-name="T7">-axis Static Acceleration</text:span></text:h>
      <text:p text:style-name="P18"><text:span text:style-name="T31">The Z-axis static acceleration originates from the combination of both body pitch motion, rotation about the Y-axis, and body roll motion, rotation about the X-axis. <text:s/>All motions are in body coordinate system. <text:s/>The following equation shows the minimum vertical component of static acceleration. <text:s/>The maximum is still a value of g (9.8065 m/s</text:span><text:span text:style-name="T9">2</text:span><text:span text:style-name="T12">). (</text:span><text:span text:style-name="T12"><text:sequence-ref text:reference-format="category-and-value" text:ref-name="refEquation3">Equation 4.3</text:sequence-ref></text:span><text:span text:style-name="T12">)</text:span></text:p>
      <text:p text:style-name="P18"><text:span text:style-name="T31"><draw:frame draw:style-name="fr2" draw:name="Object4" text:anchor-type="as-char" svg:width="2.1992in" svg:height="0.283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8"><text:span text:style-name="T31">Equation </text:span><text:span text:style-name="T31"><text:sequence text:ref-name="refEquation3" text:name="Equation" text:formula="ooow:Equation+1" style:num-format="1">4.3</text:sequence></text:span></text:p>
      <text:p text:style-name="P41"><text:span text:style-name="T31">Variables:</text:span></text:p>
      <text:p text:style-name="P41"><text:span text:style-name="T31">g = <text:tab/>Static acceleration due to Earth gravity (9.8065 m/s</text:span><text:span text:style-name="T9">2</text:span><text:span text:style-name="T12">).</text:span></text:p>
      <text:p text:style-name="P41"><text:span text:style-name="T12">X</text:span><text:span text:style-name="T27">5</text:span><text:span text:style-name="T12"> = <text:tab/>Amplitude of body motion variable, index 5 (pitch motion).</text:span></text:p>
      <text:p text:style-name="P41"><text:span text:style-name="T12">underline notation denotes a complex number.</text:span></text:p>
      <text:p text:style-name="P38"><text:span text:style-name="T13">Although </text:span><text:span text:style-name="T14">the </text:span><text:span text:style-name="T13">body </text:span><text:span text:style-name="T15">static acceleration</text:span><text:span text:style-name="T13"> </text:span><text:span text:style-name="T14">is based on encounter frequency</text:span><text:span text:style-name="T13">, </text:span><text:span text:style-name="T14">it</text:span><text:span text:style-name="T13"> can still be compared to the global wave frequency. <text:s/>The dependency is a valid comparison. <text:s/></text:span></text:p>
      <text:p text:style-name="P37">But do not extend this concept to the response amplitude operators. <text:s/>The calculation of the RAO depends on the exact encountered wave spectrum and can not be generalized to the global wave frequency.</text:p>
      <text:h text:style-name="P29" text:outline-level="1">Application to Custom Motion Models</text:h>
      <text:p text:style-name="P17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19">This output will still work with custom motion models, but it can only access information for motion variables 1 – 6. <text:s/>These outputs are reserved for rigid body motions. <text:s/>If you require <text:span text:style-name="T31">static acceleration information </text:span>that includes the effects of other custom motion variables, this output will not return an accurate solution. <text:s/>Consider developing a custom output.</text:p>
      <text:h text:style-name="P29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</text:span><text:soft-page-break/><text:span text:style-name="T5">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24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30" text:outline-level="3">RAO Normalization</text:h>
      <text:p text:style-name="P7"><text:span text:style-name="T32">For all </text:span><text:span text:style-name="T34">static acceleration</text:span><text:span text:style-name="T33"> variables</text:span><text:span text:style-name="T32">, the RAO is normalized based on wave amplitude for the given body encounter spectrum. (</text:span><text:span text:style-name="T32"><text:sequence-ref text:reference-format="category-and-value" text:ref-name="refEquation4">Equation 6.1</text:sequence-ref></text:span><text:span text:style-name="T32">)</text:span></text:p>
      <text:p text:style-name="P20"><draw:frame draw:style-name="fr2" draw:name="Object5" text:anchor-type="as-char" svg:width="1.05in" svg:height="0.420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34">Equation </text:span><text:span text:style-name="T34"><text:sequence text:ref-name="refEquation4" text:name="Equation" text:formula="ooow:Equation+1" style:num-format="1">6.1</text:sequence></text:span></text:p>
      <text:p text:style-name="P32"><text:span text:style-name="T34">Variables:</text:span></text:p>
      <text:p text:style-name="DocVariableDef"><text:span text:style-name="T35">ζ</text:span><text:span text:style-name="T28">0b</text:span><text:span text:style-name="T16"> = <text:tab/>Encountered wave amplitude for the body of index b.</text:span></text:p>
      <text:p text:style-name="DocVariableDef"><text:span text:style-name="T17">i = <text:tab/>Index of which static acceleration variable is requested (i = x, y, or z)</text:span></text:p>
      <text:p text:style-name="DocVariableDef"><text:span text:style-name="T17">a</text:span><text:span text:style-name="T29">i</text:span><text:span text:style-name="T17"> = <text:tab/>Body static acceleration for index i.</text:span></text:p>
      <text:h text:style-name="P30" text:outline-level="3">RAO Application</text:h>
      <text:p text:style-name="P21"><text:span text:style-name="T34">The RAO can be applied with simply multiplying by the wave amplitude.</text:span></text:p>
      <text:p text:style-name="P21"><text:span text:style-name="T34"><draw:frame draw:style-name="fr2" draw:name="Object6" text:anchor-type="as-char" svg:width="1.161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DocEquation"><text:span text:style-name="T34">Equation </text:span><text:span text:style-name="T34"><text:sequence text:ref-name="refEquation5" text:name="Equation" text:formula="ooow:Equation+1" style:num-format="1">6.2</text:sequence></text:span></text:p>
      <text:p text:style-name="DocVariableDef"><text:span text:style-name="T34">Variables:</text:span></text:p>
      <text:p text:style-name="DocVariableDef"><text:span text:style-name="T35">ζ</text:span><text:span text:style-name="T28">0b</text:span><text:span text:style-name="T16"> = <text:tab/>Encountered wave amplitude for the body of index b.</text:span></text:p>
      <text:p text:style-name="DocVariableDef"><text:span text:style-name="T17">RAO(a</text:span><text:span text:style-name="T29">i</text:span><text:span text:style-name="T17">) = <text:tab/>Response amplitude operator to convert from body wave amplitude to body static acceleration, for index i.</text:span></text:p>
      <text:p text:style-name="DocVariableDef"><text:span text:style-name="T17">i = <text:tab/>Index of which static acceleration variable is requested (i = x, y, or z)</text:span></text:p>
      <text:p text:style-name="DocText"><text:span text:style-name="T17"/></text:p>
      <text:p text:style-name="P32"><text:span text:style-name="T18">Sometimes, it is more convenient to apply the RAO directly to the wave energy spectrum. <text:s/>There are two wave energy spectra to select from: <text:s/>the body encounter spectrum, and the global wave spectrum. <text:s/></text:span><text:span text:style-name="T18"><text:sequence-ref text:reference-format="category-and-value" text:ref-name="refEquation8">Error: Reference source not found</text:sequence-ref></text:span><text:span text:style-name="T18"> shows application of the global wave spectrum. <text:s/>This includes </text:span><text:span text:style-name="T19">application of an additional RAO to convert from the global wave spectrum to the body encounter spectrum. <text:s/></text:span><text:span text:style-name="T20">The output from this calculation is the spectral energy density </text:span><text:span text:style-name="T21">for</text:span><text:span text:style-name="T20"> the </text:span><text:span text:style-name="T21">acceleration</text:span><text:span text:style-name="T22"> </text:span><text:span text:style-name="T20">of the local solution.</text:span></text:p>
      <text:p text:style-name="P32"><text:span text:style-name="T20"><draw:frame draw:style-name="fr2" draw:name="Object7" text:anchor-type="as-char" svg:width="2.8055in" svg:height="0.263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DocEquation"><text:span text:style-name="T17">Equation </text:span><text:span text:style-name="T17"><text:sequence text:ref-name="refEquation6" text:name="Equation" text:formula="ooow:Equation+1" style:num-format="1">6.3</text:sequence></text:span></text:p>
      <text:p text:style-name="DocVariableDef"><text:span text:style-name="T17">Variables:</text:span></text:p>
      <text:p text:style-name="DocVariableDef"><text:span text:style-name="T17">RAO(a</text:span><text:span text:style-name="T29">i</text:span><text:span text:style-name="T17">) = <text:tab/>Response amplitude operator to convert from body wave amplitude to body static acceleration, for index i.</text:span></text:p>
      <text:p text:style-name="DocVariableDef"><text:span text:style-name="T19"><draw:frame draw:style-name="fr1" draw:name="Object12" text:anchor-type="as-char" svg:width="1.1264in" svg:height="0.212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<text:tab/>RAO to convert from global wave spectrum to body encountered spectrum.</text:span></text:p>
      <text:p text:style-name="DocVariableDef"><text:span text:style-name="T19">S(</text:span><text:span text:style-name="T23">ω</text:span><text:span text:style-name="T30">G</text:span><text:span text:style-name="T19">) = <text:tab/>Global wave spectrum, spectral energy density.</text:span></text:p>
      <text:h text:style-name="P24" text:outline-level="2">RAO Units</text:h>
      <text:p text:style-name="P6">The units of the resulting RAO output can become very confusing, depending on how the RAO gets <text:soft-page-break/>calculated. <text:s/>This section clarifies by clearly stating the units for each RAO.</text:p>
      <text:p text:style-name="P7"><text:span text:style-name="T34">The units for local static acceleration are s</text:span><text:span text:style-name="T10">-2</text:span><text:span text:style-name="T24">. (</text:span><text:span text:style-name="T24"><text:sequence-ref text:reference-format="category-and-value" text:ref-name="refEquation9">Equation 6.4</text:sequence-ref></text:span><text:span text:style-name="T24">)</text:span></text:p>
      <text:p text:style-name="P22"><draw:frame draw:style-name="fr1" draw:name="Object13" text:anchor-type="as-char" svg:width="2.0354in" svg:height="0.417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5"><text:span text:style-name="T36">Equation </text:span><text:span text:style-name="T36"><text:sequence text:ref-name="refEquation9" text:name="Equation" text:formula="ooow:Equation+1" style:num-format="1">6.4</text:sequence></text:span></text:p>
      <text:p text:style-name="P40">Variables:</text:p>
      <text:p text:style-name="P42">m = <text:tab/>Units of meters (m).</text:p>
      <text:p text:style-name="P40"><text:span text:style-name="T24">s = <text:tab/>Units of seconds (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14_body_static_accleration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14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6T18:30:24</meta:creation-date>
    <meta:editing-cycles>4</meta:editing-cycles>
    <meta:editing-duration>PT24M41S</meta:editing-duration>
    <dc:description>Calculation of the body static accleration.  This is the acceleration due to static gravity, taken in the local coordinate system.
</dc:description>
    <dc:subject>T04-0050.0014</dc:subject>
    <dc:title>Body Static Acceleration</dc:title>
    <dc:date>2014-04-26T19:06:20</dc:date>
    <meta:document-statistic meta:table-count="0" meta:image-count="0" meta:object-count="9" meta:page-count="5" meta:paragraph-count="100" meta:word-count="1179" meta:character-count="7385" meta:non-whitespace-character-count="62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m</mi>
          <mo stretchy="false">/</mo>
          <msup>
            <mi>s</mi>
            <mn>2</mn>
          </msup>
        </mrow>
      </mrow>
    </mrow>
    <annotation encoding="StarMath 5.0">units = m / s^2</annotation>
  </semantics>
</math>
</file>

<file path=Object 2/content.xml><?xml version="1.0" encoding="utf-8"?>
<math xmlns="http://www.w3.org/1998/Math/MathML">
  <semantics>
    <mrow>
      <mrow>
        <msub>
          <mi>a</mi>
          <mi>y</mi>
        </msub>
        <mo stretchy="false">=</mo>
        <mrow>
          <mo stretchy="false">−</mo>
          <mi>g</mi>
        </mrow>
      </mrow>
      <mi>sin</mi>
      <mfenced open="(" close=")">
        <mrow>
          <mo stretchy="false">ℜ</mo>
          <mfenced open="{" close="}">
            <mrow>
              <munder accentunder="true">
                <msub>
                  <mi>X</mi>
                  <mn>4</mn>
                </msub>
                <mo>̲</mo>
              </munder>
            </mrow>
          </mfenced>
        </mrow>
      </mfenced>
    </mrow>
    <annotation encoding="StarMath 5.0">a_y = -g sin left ( Re left lbrace underline X_4 right rbrace right )</annotation>
  </semantics>
</math>
</file>

<file path=Object 3/content.xml><?xml version="1.0" encoding="utf-8"?>
<math xmlns="http://www.w3.org/1998/Math/MathML">
  <semantics>
    <mrow>
      <mrow>
        <msub>
          <mi>a</mi>
          <mi>x</mi>
        </msub>
        <mo stretchy="false">=</mo>
        <mi>g</mi>
      </mrow>
      <mi>sin</mi>
      <mfenced open="(" close=")">
        <mrow>
          <mo stretchy="false">ℜ</mo>
          <mfenced open="{" close="}">
            <mrow>
              <munder accentunder="true">
                <msub>
                  <mi>X</mi>
                  <mn>5</mn>
                </msub>
                <mo>̲</mo>
              </munder>
            </mrow>
          </mfenced>
        </mrow>
      </mfenced>
    </mrow>
    <annotation encoding="StarMath 5.0">a_x = g sin left ( Re left lbrace underline X_5 right rbrace right )</annotation>
  </semantics>
</math>
</file>

<file path=Object 4/content.xml><?xml version="1.0" encoding="utf-8"?>
<math xmlns="http://www.w3.org/1998/Math/MathML">
  <semantics>
    <mrow>
      <mrow>
        <msub>
          <mi>a</mi>
          <mi>z</mi>
        </msub>
        <mo stretchy="false">=</mo>
        <mi>g</mi>
      </mrow>
      <mfenced open="[" close="]">
        <mrow>
          <mi>cos</mi>
          <mrow>
            <mfenced open="(" close=")">
              <mrow>
                <mo stretchy="false">ℜ</mo>
                <mfenced open="{" close="}">
                  <mrow>
                    <munder accentunder="true">
                      <msub>
                        <mi>X</mi>
                        <mn>5</mn>
                      </msub>
                      <mo>̲</mo>
                    </munder>
                  </mrow>
                </mfenced>
              </mrow>
            </mfenced>
            <mo stretchy="false">⋅</mo>
            <mi>cos</mi>
          </mrow>
          <mfenced open="(" close=")">
            <mrow>
              <mo stretchy="false">ℜ</mo>
              <mfenced open="{" close="}">
                <mrow>
                  <munder accentunder="true">
                    <msub>
                      <mi>X</mi>
                      <mn>4</mn>
                    </msub>
                    <mo>̲</mo>
                  </munder>
                </mrow>
              </mfenced>
            </mrow>
          </mfenced>
        </mrow>
      </mfenced>
    </mrow>
    <annotation encoding="StarMath 5.0">a_z = g left [ cos left ( Re left lbrace underline X_5 right rbrace right ) cdot cos left ( Re left lbrace underline X_4 right rbrace right ) right ]</annotation>
  </semantics>
</math>
</file>

<file path=Object 5/content.xml><?xml version="1.0" encoding="utf-8"?>
<math xmlns="http://www.w3.org/1998/Math/MathML">
  <semantics>
    <mrow>
      <mi mathvariant="italic">RAO</mi>
      <mrow>
        <mrow>
          <mo stretchy="false">(</mo>
          <mrow>
            <msub>
              <mi>a</mi>
              <mi>i</mi>
            </msub>
          </mrow>
          <mo stretchy="false">)</mo>
        </mrow>
        <mo stretchy="false">=</mo>
        <mfrac>
          <msub>
            <mi>a</mi>
            <mi>i</mi>
          </msub>
          <msub>
            <mo stretchy="false">ζ</mo>
            <mn>0b</mn>
          </msub>
        </mfrac>
      </mrow>
    </mrow>
    <annotation encoding="StarMath 5.0">RAO(a_i) = a_i over %zeta_0b</annotation>
  </semantics>
</math>
</file>

<file path=Object 6/content.xml><?xml version="1.0" encoding="utf-8"?>
<math xmlns="http://www.w3.org/1998/Math/MathML">
  <semantics>
    <mrow>
      <mrow>
        <msub>
          <mi>a</mi>
          <mi>i</mi>
        </msub>
        <mo stretchy="false">=</mo>
        <mi mathvariant="italic">RAO</mi>
      </mrow>
      <mrow>
        <mo stretchy="false">(</mo>
        <mrow>
          <msub>
            <mi>a</mi>
            <mi>i</mi>
          </msub>
        </mrow>
        <mo stretchy="false">)</mo>
      </mrow>
      <msub>
        <mo stretchy="false">ζ</mo>
        <mn>0b</mn>
      </msub>
    </mrow>
    <annotation encoding="StarMath 5.0">a_i = RAO(a_i) %zeta_0b</annotation>
  </semantics>
</math>
</file>

<file path=Object 7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8/content.xml><?xml version="1.0" encoding="utf-8"?>
<math xmlns="http://www.w3.org/1998/Math/MathML">
  <semantics>
    <mrow>
      <mi>S</mi>
      <mrow>
        <mfenced open="(" close=")">
          <mrow>
            <msub>
              <mi>a</mi>
              <mi>i</mi>
            </msub>
          </mrow>
        </mfenced>
        <mo stretchy="false">=</mo>
        <mrow>
          <msup>
            <mfenced open="(" close=")">
              <mrow>
                <mi mathvariant="italic">RAO</mi>
                <mrow>
                  <mo stretchy="false">(</mo>
                  <mrow>
                    <msub>
                      <mi>a</mi>
                      <mi>i</mi>
                    </msub>
                  </mrow>
                  <mo stretchy="false">)</mo>
                </mrow>
              </mrow>
            </mfenced>
            <mn>2</mn>
          </msup>
          <mo stretchy="false">⋅</mo>
          <mfenced open="[" close="]">
            <mrow>
              <mi mathvariant="italic">RAO</mi>
              <mrow>
                <mfenced open="(" close=")"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</mfenced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 a_i right ) = left ( RAO(a_i) right )^2 cdot left [ RAO left ( S ( %omega_G) right ) cdot S(%omega_G) right ]</annotation>
  </semantics>
</math>
</file>

<file path=Object 9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fenced open="(" close=")">
                    <mrow>
                      <msub>
                        <mi>a</mi>
                        <mi>i</mi>
                      </msub>
                    </mrow>
                  </mfenced>
                </mrow>
              </mfenced>
              <mi mathvariant="italic">units</mi>
            </msub>
            <mo stretchy="false">=</mo>
            <mfrac>
              <mi>m</mi>
              <mrow>
                <mi>m</mi>
                <msup>
                  <mi>s</mi>
                  <mn>2</mn>
                </msup>
              </mrow>
            </mfrac>
          </mrow>
          <mo stretchy="false">=</mo>
          <mfrac>
            <mn>1</mn>
            <msup>
              <mi>s</mi>
              <mn>2</mn>
            </msup>
          </mfrac>
        </mrow>
        <mo stretchy="false">=</mo>
        <msup>
          <mi>s</mi>
          <mrow>
            <mo stretchy="false">−</mo>
            <mn>2</mn>
          </mrow>
        </msup>
      </mrow>
    </mrow>
    <annotation encoding="StarMath 5.0">left [ RAO left ( a_i right ) right ]_units = m over {m s^2} = 1 over s^2 = s^-2</annotation>
  </semantics>
</math>
</file>